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6cm" style:rel-column-width="16424*"/>
    </style:style>
    <style:style style:name="Tabelle1.B" style:family="table-column">
      <style:table-column-properties style:column-width="8.495cm" style:rel-column-width="32747*"/>
    </style:style>
    <style:style style:name="Tabelle1.C" style:family="table-column">
      <style:table-column-properties style:column-width="4.246cm" style:rel-column-width="163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4" style:family="table">
      <style:table-properties style:width="15.187cm" table:align="left"/>
    </style:style>
    <style:style style:name="Tabelle4.A" style:family="table-column">
      <style:table-column-properties style:column-width="7.699cm"/>
    </style:style>
    <style:style style:name="Tabelle4.B" style:family="table-column">
      <style:table-column-properties style:column-width="7.488cm"/>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left="none" fo:border-right="0.002cm solid #000000" fo:border-top="0.002cm solid #000000" fo:border-bottom="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none"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0pt"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8" style:family="paragraph" style:parent-style-name="Standard">
      <style:text-properties fo:color="#0000cc" fo:font-size="10pt" fo:font-weight="bold" style:font-size-asian="10pt" style:font-weight-asian="bold" style:font-size-complex="10pt" style:font-weight-complex="bold"/>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10pt" fo:font-weight="bold" style:font-size-asian="10pt" style:font-weight-asian="bold" style:font-size-complex="10pt" style:font-weight-complex="bold"/>
    </style:style>
    <style:style style:name="P11" style:family="paragraph" style:parent-style-name="Standard">
      <style:text-properties fo:color="#0000cc" fo:font-size="10pt" fo:font-weight="bold" style:font-size-asian="10pt" style:font-weight-asian="bold" style:font-size-complex="10pt" style:font-weight-complex="bold"/>
    </style:style>
    <style:style style:name="P12" style:family="paragraph" style:parent-style-name="Standard">
      <style:text-properties fo:font-size="10pt" style:text-underline-style="none" fo:font-weight="normal" style:font-size-asian="10pt" style:font-weight-asian="normal" style:font-size-complex="10pt" style:font-weight-complex="normal"/>
    </style:style>
    <style:style style:name="P13" style:family="paragraph" style:parent-style-name="Standard">
      <style:text-properties fo:font-size="10pt" style:text-underline-style="none" fo:font-weight="bold" style:font-size-asian="10pt" style:font-weight-asian="bold" style:font-size-complex="10pt" style:font-weight-complex="bold"/>
    </style:style>
    <style:style style:name="P14" style:family="paragraph" style:parent-style-name="Standard">
      <style:text-properties fo:font-size="10pt" fo:font-weight="bold" style:font-size-asian="10pt" style:font-weight-asian="bold" style:font-size-complex="10pt" style:font-weight-complex="bold"/>
    </style:style>
    <style:style style:name="P15" style:family="paragraph" style:parent-style-name="Standard">
      <style:text-properties fo:font-size="10pt" style:font-size-asian="10pt" style:font-size-complex="10pt"/>
    </style:style>
    <style:style style:name="P16" style:family="paragraph" style:parent-style-name="Standard" style:list-style-name="L1">
      <style:text-properties fo:font-size="10pt" style:font-size-asian="10pt" style:font-size-complex="10pt"/>
    </style:style>
    <style:style style:name="P17" style:family="paragraph" style:parent-style-name="Standard" style:list-style-name="L2">
      <style:text-properties fo:font-size="10pt" style:font-size-asian="10pt" style:font-size-complex="10pt"/>
    </style:style>
    <style:style style:name="P18"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list-style-name="L1">
      <style:text-properties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Standard">
      <style:text-properties fo:font-size="10pt" fo:font-weight="normal" style:font-size-asian="10pt" style:font-weight-asian="normal" style:font-size-complex="10pt" style:font-weight-complex="normal"/>
    </style:style>
    <style:style style:name="P21" style:family="paragraph" style:parent-style-name="Standard">
      <style:text-properties fo:color="#000000" fo:font-size="10pt" style:font-size-asian="10pt" style:font-size-complex="10pt"/>
    </style:style>
    <style:style style:name="P22" style:family="paragraph" style:parent-style-name="Standard">
      <style:text-properties fo:color="#000000" fo:font-size="10pt" fo:font-style="italic" style:font-size-asian="10pt" style:font-style-asian="italic" style:font-size-complex="10pt" style:font-style-complex="italic"/>
    </style:style>
    <style:style style:name="P23" style:family="paragraph" style:parent-style-name="Table_20_Contents">
      <style:text-properties fo:font-size="10pt" style:font-size-asian="10pt" style:font-size-complex="10pt"/>
    </style:style>
    <style:style style:name="P24" style:family="paragraph" style:parent-style-name="Table_20_Contents">
      <style:text-properties fo:font-size="10pt" fo:font-weight="bold" style:font-size-asian="10pt" style:font-weight-asian="bold" style:font-size-complex="10pt" style:font-weight-complex="bold"/>
    </style:style>
    <style:style style:name="P25" style:family="paragraph" style:parent-style-name="Table_20_Contents">
      <style:paragraph-properties fo:padding="0.074cm" fo:border-left="none" fo:border-right="none" fo:border-top="none" fo:border-bottom="0.035cm solid #000000" style:join-border="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color="#0000cc"/>
    </style:style>
    <style:style style:name="T8" style:family="text">
      <style:text-properties fo:color="#000000"/>
    </style:style>
    <style:style style:name="T9" style:family="text">
      <style:text-properties fo:color="#000000" style:text-underline-style="none" fo:font-weight="bold" style:font-weight-asian="bold" style:font-weight-complex="bold"/>
    </style:style>
    <style:style style:name="T10" style:family="text">
      <style:text-properties fo:color="#000000" fo:font-style="italic" fo:font-weight="bold" style:font-style-asian="italic" style:font-weight-asian="bold" style:font-style-complex="italic" style:font-weight-complex="bold"/>
    </style:style>
    <style:style style:name="T11" style:family="text">
      <style:text-properties fo:color="#000000" fo:font-style="italic" style:text-underline-style="none"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1">Technikerschule Erlangen</text:p>
          </table:table-cell>
          <table:table-cell table:style-name="Tabelle1.A1" office:value-type="string">
            <text:p text:style-name="P1">Thema: <text:s/>HTML Formulare</text:p>
          </table:table-cell>
          <table:table-cell table:style-name="Tabelle1.C1" office:value-type="string">
            <text:p text:style-name="P1">Datum:</text:p>
          </table:table-cell>
        </table:table-row>
        <table:table-row>
          <table:table-cell table:style-name="Tabelle1.A2" office:value-type="string">
            <text:p text:style-name="P1">Internet Technologie</text:p>
          </table:table-cell>
          <table:table-cell table:style-name="Tabelle1.A2" office:value-type="string">
            <text:p text:style-name="P1"/>
          </table:table-cell>
          <table:table-cell table:style-name="Tabelle1.C2" office:value-type="string">
            <text:p text:style-name="P1">Schuljahr 2016/17</text:p>
          </table:table-cell>
        </table:table-row>
      </table:table>
      <text:p text:style-name="P3"/>
      <text:p text:style-name="P4">Definition eines Formulars</text:p>
      <text:p text:style-name="P4"/>
      <text:p text:style-name="P2">Ein Formular wird mit &lt;<text:span text:style-name="T1">form</text:span>&gt; geöffnet und mit &lt;/<text:span text:style-name="T1">form</text:span>&gt; wieder geschlossen. Dazwischen stehen dann die weiteren Anweisungen. Dies kann zum Austesten auf dem PC auch erst einmal genau so eingegeben werden. Um das formular aber wirklich online nutzen zu können, muß später eine Adresse (wohin soll das Formular zurückgeschickt werden?) und eine methode (wie wird es an den Server zurückgeschickt?) hinzugefügt werden. Im folgenden Beispiel wird das Formular an den Server geschickt, um dort mit einem CGI-Programm verarbeitet zu werden: </text:p>
      <text:p text:style-name="P2"/>
      <text:p text:style-name="P3">&lt;form action="urladresse" method="post"&gt; </text:p>
      <text:p text:style-name="P2"><text:tab/>&lt;!--…..Hier können weitere formularelemente stehen (siehe unten) und auch ganz normale HTML-Befehle <text:tab/>dürfen eingebaut werden....--&gt;</text:p>
      <text:p text:style-name="P3">&lt;/form&gt;</text:p>
      <text:p text:style-name="P3"/>
      <text:p text:style-name="P4"><text:span text:style-name="T5">Mit dem Attribute </text:span><text:span text:style-name="T4">type</text:span><text:span text:style-name="T5"> geben wir den Eingabetype an.</text:span><text:span text:style-name="T2"> </text:span></text:p>
      <text:p text:style-name="P5"/>
      <text:p text:style-name="P5">Beispielformular</text:p>
      <text:p text:style-name="P5"/>
      <text:p text:style-name="P3">&lt;!DOCTYPE html&gt;</text:p>
      <text:p text:style-name="P3">&lt;html&gt;</text:p>
      <text:p text:style-name="P3"><text:s text:c="2"/>&lt;head&gt;</text:p>
      <text:p text:style-name="P3"><text:s text:c="4"/>&lt;meta charset="utf-8"&gt;</text:p>
      <text:p text:style-name="P3"><text:s text:c="4"/>&lt;title&gt;input-Elemente&lt;/title&gt;</text:p>
      <text:p text:style-name="P3"><text:s text:c="2"/>&lt;/head&gt;</text:p>
      <text:p text:style-name="P3"><text:s text:c="2"/>&lt;body&gt;</text:p>
      <text:p text:style-name="P3"><text:s/><text:span text:style-name="T7"><text:s text:c="3"/>&lt;form <text:tab/>id=“Formularname“ <text:tab/><text:tab/><text:tab/><text:tab/><text:tab/>____________________________</text:span></text:p>
      <text:p text:style-name="P3"><text:span text:style-name="T7"><text:tab/><text:tab/>action=“</text:span><text:a xlink:type="simple" xlink:href="mailto:name@mein.web" text:style-name="Internet_20_link" text:visited-style-name="Visited_20_Internet_20_Link">mailto:name@mein.web</text:a><text:span text:style-name="T7">“ <text:tab/><text:tab/><text:tab/>____________________________</text:span></text:p>
      <text:p text:style-name="P8"><text:tab/><text:tab/>method=“GET“ <text:tab/><text:tab/><text:tab/><text:tab/><text:tab/>____________________________</text:p>
      <text:p text:style-name="P8"><text:tab/><text:tab/>enctype=text/plain“ <text:tab/><text:tab/><text:tab/><text:tab/><text:tab/>____________________________</text:p>
      <text:p text:style-name="P8"><text:tab/><text:tab/>target=“Ziel“&gt;<text:tab/><text:tab/><text:tab/><text:tab/><text:tab/><text:tab/>____________________________</text:p>
      <text:p text:style-name="P8"/>
      <text:p text:style-name="P3"><text:s text:c="6"/>…... Eingabefelder.....</text:p>
      <text:p text:style-name="P3"/>
      <text:p text:style-name="P8"><text:s text:c="4"/>&lt;/form&gt;</text:p>
      <text:p text:style-name="P3"><text:s text:c="2"/>&lt;/body&gt;</text:p>
      <text:p text:style-name="P3">&lt;/html&gt;</text:p>
      <text:p text:style-name="P4"/>
      <text:p text:style-name="P4">Formulardaten versenden mit GET oder POST ?</text:p>
      <text:p text:style-name="P4"/>
      <table:table table:name="Tabelle2" table:style-name="Tabelle2">
        <table:table-column table:style-name="Tabelle2.A" table:number-columns-repeated="3"/>
        <table:table-row>
          <table:table-cell table:style-name="Tabelle2.A1" office:value-type="string">
            <text:p text:style-name="P9"/>
          </table:table-cell>
          <table:table-cell table:style-name="Tabelle2.A1" office:value-type="string">
            <text:p text:style-name="P10">POST</text:p>
          </table:table-cell>
          <table:table-cell table:style-name="Tabelle2.C1" office:value-type="string">
            <text:p text:style-name="P10">GET</text:p>
          </table:table-cell>
        </table:table-row>
        <table:table-row>
          <table:table-cell table:style-name="Tabelle2.A2" office:value-type="string">
            <text:p text:style-name="P9">Übermittlung größerer Datenmengen</text:p>
          </table:table-cell>
          <table:table-cell table:style-name="Tabelle2.A2" office:value-type="string">
            <text:p text:style-name="P9"/>
          </table:table-cell>
          <table:table-cell table:style-name="Tabelle2.C2" office:value-type="string">
            <text:p text:style-name="P9"/>
          </table:table-cell>
        </table:table-row>
        <table:table-row>
          <table:table-cell table:style-name="Tabelle2.A2" office:value-type="string">
            <text:p text:style-name="P9">Verwenden für Passwortabfragen</text:p>
          </table:table-cell>
          <table:table-cell table:style-name="Tabelle2.A2" office:value-type="string">
            <text:p text:style-name="P9"/>
          </table:table-cell>
          <table:table-cell table:style-name="Tabelle2.C2" office:value-type="string">
            <text:p text:style-name="P9"/>
          </table:table-cell>
        </table:table-row>
        <table:table-row>
          <table:table-cell table:style-name="Tabelle2.A2" office:value-type="string">
            <text:p text:style-name="P9">Hyperlink auf Formular-Parameter</text:p>
          </table:table-cell>
          <table:table-cell table:style-name="Tabelle2.A2" office:value-type="string">
            <text:p text:style-name="P9"/>
          </table:table-cell>
          <table:table-cell table:style-name="Tabelle2.C2" office:value-type="string">
            <text:p text:style-name="P9"/>
          </table:table-cell>
        </table:table-row>
        <table:table-row>
          <table:table-cell table:style-name="Tabelle2.A2" office:value-type="string">
            <text:p text:style-name="P9">Daten als Favoriten</text:p>
          </table:table-cell>
          <table:table-cell table:style-name="Tabelle2.A2" office:value-type="string">
            <text:p text:style-name="P9"/>
          </table:table-cell>
          <table:table-cell table:style-name="Tabelle2.C2" office:value-type="string">
            <text:p text:style-name="P9"/>
          </table:table-cell>
        </table:table-row>
        <table:table-row>
          <table:table-cell table:style-name="Tabelle2.A2" office:value-type="string">
            <text:p text:style-name="P9">Datenversand per Email</text:p>
          </table:table-cell>
          <table:table-cell table:style-name="Tabelle2.A2" office:value-type="string">
            <text:p text:style-name="P9"/>
          </table:table-cell>
          <table:table-cell table:style-name="Tabelle2.C2" office:value-type="string">
            <text:p text:style-name="P9"/>
          </table:table-cell>
        </table:table-row>
      </table:table>
      <text:p text:style-name="P4"/>
      <text:p text:style-name="P4">Eingabefelder</text:p>
      <text:p text:style-name="P4"/>
      <text:p text:style-name="P12">Input Felder werden mit &lt;input&gt;-Tag <text:s/>eingeleitet. Die Art des Eingabefeldes wird über das type-Attribut festgelegt. </text:p>
      <text:p text:style-name="P12"/>
      <text:p text:style-name="P3">&lt;input type=text <text:s/>name="feldname" size=n maxlength=n value="..."&gt; <text:tab/><text:tab/></text:p>
      <text:p text:style-name="P2"/>
      <text:p text:style-name="P2">Der name ist für die Formularverarbeitung wichtig und sollte daher nur einmal pro Formular verwendet werden. </text:p>
      <text:p text:style-name="P2"/>
      <text:p text:style-name="P7">Bedeutung von name:_____________________________________________________________________________</text:p>
      <text:p text:style-name="P2"/>
      <text:list xml:id="list3347081898426177772" text:style-name="L1">
        <text:list-item>
          <text:p text:style-name="P19"><text:soft-page-break/>Aufgabe: Öffnen Sie folgende Seite im Browser:</text:p>
          <text:p text:style-name="P16"><text:a xlink:type="simple" xlink:href="http://www.w3schools.com/tags/tag_input.asp" text:style-name="Internet_20_link" text:visited-style-name="Visited_20_Internet_20_Link"><text:span text:style-name="T15">http://www.w3schools.com/tags/tag_input.asp</text:span></text:a><text:span text:style-name="T15"> → Try it Yourself</text:span></text:p>
          <text:p text:style-name="P16"/>
          <text:p text:style-name="P16">Welches Element des body ist nicht sichtbar? <text:tab/>____________________________________________</text:p>
          <text:p text:style-name="P16"/>
          <text:p text:style-name="P16">Wie gross ist ein Eingabefeld standardmäßig? <text:tab/>____________________________________________</text:p>
        </text:list-item>
      </text:list>
      <text:p text:style-name="P2"/>
      <text:list xml:id="list43338909" text:continue-numbering="true" text:style-name="L1">
        <text:list-item>
          <text:p text:style-name="P19">Aufgabe: Ersetzen Sie <text:s/>ersten type = "text" <text:s/>durch type = "password" zur Passwortabfrage im Browserfenster und Run. Was hat sich geändert?</text:p>
        </text:list-item>
      </text:list>
      <text:p text:style-name="P7"/>
      <text:p text:style-name="P7"><text:tab/>_______________________________________________________________________________</text:p>
      <text:p text:style-name="P7"><text:tab/>Über den type läßt sich der Inhalt es Eingabefeldes spezifizieren.</text:p>
      <text:p text:style-name="P7"/>
      <text:list xml:id="list43355816" text:continue-numbering="true" text:style-name="L1">
        <text:list-item>
          <text:p text:style-name="P19">Aufgabe: Ergänzen Sie im zweiten type = "text" Feld die Eigenschaft size="15" maxlength="10" placeholder= <text:s/>"textvorlage"</text:p>
        </text:list-item>
      </text:list>
      <text:p text:style-name="P7"/>
      <text:p text:style-name="P7"><text:tab/>Wozu dienen diese Einstellungen?</text:p>
      <text:p text:style-name="P7"><text:tab/><text:tab/> <text:s text:c="2"/>size<text:tab/><text:tab/>_______________________________________________________</text:p>
      <text:p text:style-name="P7"><text:tab/></text:p>
      <text:p text:style-name="P7"><text:tab/><text:tab/> <text:s text:c="2"/>maxlength<text:tab/>_______________________________________________________</text:p>
      <text:p text:style-name="P7"/>
      <text:p text:style-name="P7"><text:tab/><text:tab/> <text:s/>placeholder<text:tab/>_______________________________________________________</text:p>
      <text:p text:style-name="P7"/>
      <text:list xml:id="list43325064" text:continue-numbering="true" text:style-name="L1">
        <text:list-header>
          <text:p text:style-name="P16"><text:span text:style-name="T12">Ergänzen Sie das Attribute readonly="readonly" Was bewirkt diese Einstellung?</text:span></text:p>
          <text:p text:style-name="P16"><text:span text:style-name="T12"/></text:p>
          <text:p text:style-name="P16"><text:span text:style-name="T12"><text:s/>___________________________________________________________________________</text:span></text:p>
        </text:list-header>
      </text:list>
      <text:p text:style-name="P2"/>
      <text:list xml:id="list43348753" text:continue-numbering="true" text:style-name="L1">
        <text:list-item>
          <text:p text:style-name="P19">Aufgabe: Ergänzen Sie zwei Input-Elemente vom type="submit" <text:s/>und "reset":</text:p>
        </text:list-item>
      </text:list>
      <text:p text:style-name="P7"/>
      <text:p text:style-name="P7"><text:tab/>Was haben wir erzeugt? <text:tab/>__________________________________________________________</text:p>
      <text:p text:style-name="P2"/>
      <text:p text:style-name="P2">Submit: <text:tab/><text:tab/>Beim Drücken der Schaltfläche und einer bestehenden Internetverbindung wird das Formular mit <text:tab/><text:tab/>allen Eingaben zum Server geschickt. </text:p>
      <text:p text:style-name="P2">Reset: <text:tab/><text:tab/>Beim Drücken der Schaltfläche werden die Eingaben des Formulars gelöscht. </text:p>
      <text:p text:style-name="P2"/>
      <text:list xml:id="list43329126" text:continue-numbering="true" text:style-name="L1">
        <text:list-item>
          <text:p text:style-name="P19">Aufgabe: Ergänzen Sie zwei Input-Elemente vom type="hidden" <text:s/>: </text:p>
        </text:list-item>
      </text:list>
      <text:p text:style-name="P7"/>
      <text:p text:style-name="P7"><text:tab/>Was haben wir erzeugt? ____________________________________________________________</text:p>
      <text:p text:style-name="P7"/>
      <text:p text:style-name="P7"><text:tab/>Wozu dient ein solches Feld?<text:tab/>____________________________________________________</text:p>
      <text:p text:style-name="P7"/>
      <text:list xml:id="list43352392" text:continue-numbering="true" text:style-name="L1">
        <text:list-item>
          <text:p text:style-name="P19">Aufgabe: Ergänzen Sie ein Input-Elemente vom type="range" <text:s/>:</text:p>
        </text:list-item>
      </text:list>
      <text:p text:style-name="P7"/>
      <text:p text:style-name="P7"><text:tab/>Was haben wir erzeugt? ____________________________________________________________</text:p>
      <text:p text:style-name="P7"/>
      <text:list xml:id="list43344626" text:continue-numbering="true" text:style-name="L1">
        <text:list-item>
          <text:p text:style-name="P19">Aufgabe: Ersetzen Sie die range durch type="number" <text:s/>mit Attribute min="1" und max="10".</text:p>
        </text:list-item>
      </text:list>
      <text:p text:style-name="P7"/>
      <text:p text:style-name="P7"><text:tab/>Was haben wir erzeugt? ____________________________________________________________</text:p>
      <text:p text:style-name="P7"/>
      <text:p text:style-name="P7"><text:tab/>Ergänzen Sie das Attribute value="5". Was bewirkt es? <text:tab/>_______________________________</text:p>
      <text:p text:style-name="P7"/>
      <text:list xml:id="list43332655" text:continue-numbering="true" text:style-name="L1">
        <text:list-item>
          <text:p text:style-name="P16"><text:span text:style-name="T12">Aufgabe: Ergänzen die Bedeutung der Attribute:</text:span></text:p>
        </text:list-item>
      </text:list>
      <table:table table:name="Tabelle4" table:style-name="Tabelle4">
        <table:table-column table:style-name="Tabelle4.A"/>
        <table:table-column table:style-name="Tabelle4.B"/>
        <table:table-row>
          <table:table-cell table:style-name="Tabelle4.A1" office:value-type="string">
            <text:p text:style-name="P9"><text:span text:style-name="T1">Übersicht über Attribute der input-Elemente</text:span> </text:p>
          </table:table-cell>
          <table:table-cell table:style-name="Tabelle4.B1" office:value-type="string">
            <text:p text:style-name="P9"/>
          </table:table-cell>
        </table:table-row>
        <table:table-row>
          <table:table-cell table:style-name="Tabelle4.A2" office:value-type="string">
            <text:p text:style-name="P9">size </text:p>
            <text:p text:style-name="P9"/>
            <text:p text:style-name="P6">maxlength</text:p>
            <text:p text:style-name="P6"/>
            <text:p text:style-name="P9">readonly</text:p>
            <text:p text:style-name="P9"/>
            <text:p text:style-name="P9">min, max </text:p>
            <text:p text:style-name="P9"/>
            <text:p text:style-name="P9">value</text:p>
          </table:table-cell>
          <table:table-cell table:style-name="Tabelle4.B2" office:value-type="string">
            <text:p text:style-name="P25"/>
            <text:p text:style-name="P25"/>
            <text:p text:style-name="P25"/>
            <text:p text:style-name="P25"/>
            <text:p text:style-name="P25"/>
            <text:p text:style-name="P25"/>
            <text:p text:style-name="P9"/>
          </table:table-cell>
        </table:table-row>
      </table:table>
      <text:p text:style-name="P2"><text:soft-page-break/><text:span text:style-name="T15">Mehrzeilige Eingabefelder</text:span></text:p>
      <text:p text:style-name="P2"><text:s/></text:p>
      <text:p text:style-name="P2"><text:span text:style-name="T1">&lt;textarea name="feldname" rows=n cols=n&gt; &lt;/textarea&gt; <text:tab/><text:tab/><text:tab/></text:span></text:p>
      <text:p text:style-name="P7"/>
      <text:list xml:id="list43333177" text:continue-numbering="true" text:style-name="L1">
        <text:list-item>
          <text:p text:style-name="P19">Aufgabe: Erzeugen Sie ein Textfeld mit 5 Zeilen und 10 Spalten. </text:p>
        </text:list-item>
      </text:list>
      <text:p text:style-name="P7"/>
      <text:p text:style-name="P7"><text:tab/>_______________________________________________________________________________________</text:p>
      <text:p text:style-name="P7"/>
      <text:p text:style-name="P7"><text:tab/>Was passiert wenn Sie zwischen Anfangs- und Endtag "Kommentar" setzen?</text:p>
      <text:p text:style-name="P7"/>
      <text:p text:style-name="P7"><text:tab/> ______________________________________________________________________________________</text:p>
      <text:p text:style-name="P2"/>
      <text:p text:style-name="P4">Auswahlliste</text:p>
      <text:p text:style-name="P2"><text:s/></text:p>
      <text:p text:style-name="P3"><text:tab/>&lt;select name="listenname"&gt;</text:p>
      <text:p text:style-name="P3"><text:tab/><text:tab/> &lt;option&gt;Auswahl 1&lt;/option&gt;</text:p>
      <text:p text:style-name="P3"><text:tab/><text:tab/> &lt;option&gt;Auswahl 2&lt;/option&gt;</text:p>
      <text:p text:style-name="P3"><text:s/><text:tab/><text:tab/>&lt;option&gt;Auswahl 3&lt;/option&gt;</text:p>
      <text:p text:style-name="P3"><text:s/><text:tab/>&lt;/select&gt; </text:p>
      <text:p text:style-name="P7"/>
      <text:list xml:id="list43353495" text:continue-numbering="true" text:style-name="L1">
        <text:list-item>
          <text:p text:style-name="P19">Aufgabe: Erzeugen Sie eine Selectliste wie oben angegeben. Was wird erzeugt?</text:p>
          <text:p text:style-name="P19"/>
          <text:p text:style-name="P19">________________________________________________________________________________________</text:p>
          <text:p text:style-name="P19"/>
          <text:p text:style-name="P19">Ergänzen Sie das Attribute size= "2". Was bewirkt es? ___________________________________________</text:p>
        </text:list-item>
      </text:list>
      <text:p text:style-name="P7"/>
      <text:p text:style-name="P7"><text:tab/>Ergänzen Sie in einem option-Tag das Attribute selected <text:s/>ohne Wert. Was bewirkt es? </text:p>
      <text:p text:style-name="P7"/>
      <text:p text:style-name="P2"><text:span text:style-name="T12"><text:tab/>_________________________________________________________________________________________</text:span></text:p>
      <text:p text:style-name="P2"/>
      <text:p text:style-name="P4">Radio- und Checkbuttons</text:p>
      <text:p text:style-name="P2"/>
      <text:p text:style-name="P2"><text:tab/>&lt;<text:span text:style-name="T1">input type="radio" name="feldname" value="name1"&gt;Button 1</text:span></text:p>
      <text:p text:style-name="P3"><text:tab/>&lt;input type="radio" name="feldname" value="name2"&gt;Button 2</text:p>
      <text:p text:style-name="P3"><text:tab/>&lt;input type="radio" name="feldname" value="name3"&gt;Button 3</text:p>
      <text:p text:style-name="P7"/>
      <text:list xml:id="list43332363" text:continue-numbering="true" text:style-name="L1">
        <text:list-item>
          <text:p text:style-name="P19">Aufgabe: Erzeugen Sie ein Radiobutton wie oben angegeben. <text:s/>Es gibt kein umklammerndes Element.</text:p>
          <text:p text:style-name="P19"/>
          <text:p text:style-name="P19">Beachte: alle haben was gemeinsam? ______________________________________________________</text:p>
          <text:p text:style-name="P19"/>
          <text:p text:style-name="P19">Was wird erzeugt?<text:tab/><text:tab/> <text:s text:c="4"/>______________________________________________________</text:p>
          <text:p text:style-name="P19"/>
          <text:p text:style-name="P19">________________________________________________________________________________________</text:p>
          <text:p text:style-name="P19">Ergänzen Sie in einem input-Tag das Attribute checked ohne Wert. Was bewirkt es? </text:p>
          <text:p text:style-name="P19"><text:tab/>________________________________________________________________________________________</text:p>
          <text:p text:style-name="P19"/>
          <text:p text:style-name="P19">Ergänzen Sie vor jedem Radiobutton einen Label wie folgt: &lt;label&gt; <text:s/>...Text ...&lt;/label&gt; mit unterschiedlichem Text. </text:p>
        </text:list-item>
      </text:list>
      <text:p text:style-name="P7"/>
      <text:p text:style-name="P7"><text:tab/>Was macht ein Label-Element für den Radio-Button? ___________________________________________</text:p>
      <text:p text:style-name="P2"><text:span text:style-name="T12"><text:tab/></text:span></text:p>
      <text:p text:style-name="P2"><text:span text:style-name="T12"><text:tab/>Um die Beziehung zwischen Label und Radio-Button zu verdeutlichen, muss folgendes gemacht werden:</text:span></text:p>
      <text:list xml:id="list8900250329516524387" text:style-name="L2">
        <text:list-item>
          <text:list>
            <text:list-item>
              <text:list>
                <text:list-item>
                  <text:p text:style-name="P17"><text:span text:style-name="T12">Radio-Button bekommt id </text:span></text:p>
                </text:list-item>
                <text:list-item>
                  <text:p text:style-name="P17"><text:span text:style-name="T12">Label bekommt for-Attribute mit Wert Radio-Button id<text:tab/><text:tab/></text:span></text:p>
                </text:list-item>
              </text:list>
            </text:list-item>
          </text:list>
        </text:list-item>
      </text:list>
      <text:p text:style-name="P3"/>
      <text:p text:style-name="P3"><text:tab/><text:span text:style-name="T13">Ersetzen Sie jetzt den type="radio“ durch "checkbox". Was ändert sich?____________________________</text:span></text:p>
      <text:p text:style-name="P7"/>
      <text:p text:style-name="P7"><text:tab/>Verhalten sich<text:span text:style-name="T4"> Checkbuttons anders als Radio-Buttons? Wenn ja wie? ______________________________</text:span></text:p>
      <text:p text:style-name="P13"/>
      <text:p text:style-name="P13"><text:tab/>Probieren Sie <text:a xlink:type="simple" xlink:href="http://www.w3schools.com/tags/tag_label.asp" text:style-name="Internet_20_link" text:visited-style-name="Visited_20_Internet_20_Link">http://www.w3schools.com/tags/tag_label.asp</text:a> <text:s/>→ Try it Yourself.welcher Wert beim <text:tab/>Submit weitergegeben wird. </text:p>
      <text:p text:style-name="P2"><text:tab/>________________________________________________________________________________________</text:p>
      <text:p text:style-name="P12"><text:soft-page-break/><text:span text:style-name="T1"/></text:p>
      <text:p text:style-name="P12">Waren es ursprünglich nur wenige verschiedene Typen, so wurden mit HTML5 für viele Anwendungsbereiche neue Typen geschaffen.</text:p>
      <text:p text:style-name="P12"/>
      <table:table table:name="Tabelle3" table:style-name="Tabelle3">
        <table:table-column table:style-name="Tabelle3.A"/>
        <table:table-column table:style-name="Tabelle3.B"/>
        <table:table-row>
          <table:table-cell table:style-name="Tabelle3.A1" office:value-type="string">
            <text:p text:style-name="P10">Input-Elemente zur Eingabe von Text</text:p>
          </table:table-cell>
          <table:table-cell table:style-name="Tabelle3.B1" office:value-type="string">
            <text:p text:style-name="P10">Input-Elemente zur Eingabe von Zeitangaben</text:p>
          </table:table-cell>
        </table:table-row>
        <table:table-row>
          <table:table-cell table:style-name="Tabelle3.A2" office:value-type="string">
            <text:p text:style-name="P9">type = "text" </text:p>
            <text:p text:style-name="P9">type = "search" </text:p>
            <text:p text:style-name="P9">type = "password" </text:p>
            <text:p text:style-name="P9">type = "tel" </text:p>
            <text:p text:style-name="P9">type = "url" </text:p>
            <text:p text:style-name="P9">type = "email"</text:p>
          </table:table-cell>
          <table:table-cell table:style-name="Tabelle3.B2" office:value-type="string">
            <text:p text:style-name="P9">type = "date" </text:p>
            <text:p text:style-name="P9">type = "datetime" </text:p>
            <text:p text:style-name="P9">type = "datetime-local" </text:p>
            <text:p text:style-name="P9">type = "week" </text:p>
            <text:p text:style-name="P9">type = "month" </text:p>
            <text:p text:style-name="P9">type = "time"</text:p>
          </table:table-cell>
        </table:table-row>
        <table:table-row>
          <table:table-cell table:style-name="Tabelle3.A2" office:value-type="string">
            <text:p text:style-name="P10">Input-Elemente zur Eingabe von Zahlen</text:p>
          </table:table-cell>
          <table:table-cell table:style-name="Tabelle3.B2" office:value-type="string">
            <text:p text:style-name="P10">Input-Elemente zum Treffen einer Auswahl</text:p>
          </table:table-cell>
        </table:table-row>
        <table:table-row>
          <table:table-cell table:style-name="Tabelle3.A2" office:value-type="string">
            <text:p text:style-name="P9">type = "number" </text:p>
            <text:p text:style-name="P9">type = "range"</text:p>
          </table:table-cell>
          <table:table-cell table:style-name="Tabelle3.B2" office:value-type="string">
            <text:p text:style-name="P9">type = "radio" </text:p>
            <text:p text:style-name="P9">type = "checkbox"</text:p>
          </table:table-cell>
        </table:table-row>
        <table:table-row>
          <table:table-cell table:style-name="Tabelle3.A2" office:value-type="string">
            <text:p text:style-name="P10">sonstige Input-Elemente</text:p>
          </table:table-cell>
          <table:table-cell table:style-name="Tabelle3.B2" office:value-type="string">
            <text:p text:style-name="P10">Input-Elemente zum Auslösen von Benutzeraktionen</text:p>
          </table:table-cell>
        </table:table-row>
        <table:table-row>
          <table:table-cell table:style-name="Tabelle3.A2" office:value-type="string">
            <text:p text:style-name="P9">type = "hidden" </text:p>
            <text:p text:style-name="P9">type = "file" </text:p>
            <text:p text:style-name="P9">type = "color"</text:p>
          </table:table-cell>
          <table:table-cell table:style-name="Tabelle3.B2" office:value-type="string">
            <text:p text:style-name="P9">type = "button" </text:p>
            <text:p text:style-name="P9">type = "submit" </text:p>
            <text:p text:style-name="P9">type = "image" </text:p>
            <text:p text:style-name="P9">type = "reset"</text:p>
          </table:table-cell>
        </table:table-row>
      </table:table>
      <text:p text:style-name="P21"><text:a xlink:type="simple" xlink:href="http://www.knopper.net/bw/ainf/uebungen/uebung04-musterloesung/uebung04.html" text:style-name="Internet_20_link" text:visited-style-name="Visited_20_Internet_20_Link"><text:span text:style-name="T3"/></text:a></text:p>
      <text:p text:style-name="P3"><text:tab/></text:p>
      <text:p text:style-name="P7"/>
      <text:list xml:id="list43336764" text:continue-list="list43332363" text:style-name="L1">
        <text:list-item>
          <text:p text:style-name="P16"><text:span text:style-name="T12">Aufgabe: </text:span><text:span text:style-name="T10">Ergänzen Sie in oben angegebenem </text:span><text:span text:style-name="T11"><text:s/>→ Try it Yourself</text:span></text:p>
        </text:list-item>
      </text:list>
      <text:p text:style-name="P21"><text:span text:style-name="T6"/></text:p>
      <text:p text:style-name="P21"><text:span text:style-name="T6"><text:tab/></text:span><text:span text:style-name="T14">Eingabefelder für email , date und url.</text:span></text:p>
      <text:p text:style-name="P22"><text:span text:style-name="T6"/></text:p>
      <text:p text:style-name="P21"><text:span text:style-name="T14"><text:tab/>Was bewirkt das Anlegen solcher Felder?</text:span><text:span text:style-name="T6"> <text:tab/>_____________________________________________________<text:tab/></text:span></text:p>
      <text:p text:style-name="P21"><text:span text:style-name="T6"/></text:p>
      <text:p text:style-name="P22"><text:span text:style-name="T6"><text:tab/>Eingabefelder für file bewirkt was? <text:tab/>_____________________________________________________</text:span></text:p>
      <text:p text:style-name="P22"><text:span text:style-name="T6"/></text:p>
      <text:p text:style-name="P22"><text:span text:style-name="T6"><text:tab/>Eingabefelder für color bewirkt was? <text:tab/>_____________________________________________________</text:span></text:p>
      <text:p text:style-name="P21"><text:span text:style-name="T6"/></text:p>
      <text:p text:style-name="P22"><text:span text:style-name="T6"><text:tab/>Was bewirkt Attribute required ohne Wert für ein Eingabefeld? ____________________________________</text:span></text:p>
      <text:p text:style-name="P22"><text:span text:style-name="T6"/></text:p>
      <text:p text:style-name="P2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vonne Fitzgerald</meta:initial-creator>
    <meta:creation-date>2015-11-10T10:18:05.24</meta:creation-date>
    <meta:printed-by>Yvonne Fitzgerald</meta:printed-by>
    <meta:print-date>2015-11-10T10:18:40.48</meta:print-date>
    <dc:date>2016-11-13T23:16:27.52</dc:date>
    <dc:creator>Yvonne Fitzgerald</dc:creator>
    <meta:editing-duration>PT7H49M30S</meta:editing-duration>
    <meta:editing-cycles>87</meta:editing-cycles>
    <meta:generator>OpenOffice/4.1.1$Win32 OpenOffice.org_project/411m6$Build-9775</meta:generator>
    <meta:document-statistic meta:table-count="4" meta:image-count="0" meta:object-count="0" meta:page-count="4" meta:paragraph-count="151" meta:word-count="813" meta:character-count="7849"/>
  </office:meta>
</office:document-meta>
</file>